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5.5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4.316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PageStyle_5f_yearl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  <style:text-properties style:font-name="Calibri" fo:font-size="11pt" style:font-size-asian="11pt" style:font-size-complex="11pt"/>
    </style:style>
    <style:style style:name="ce6" style:family="table-cell" style:parent-style-name="Excel_20_Built-in_20_Normal">
      <style:table-cell-properties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able-cell-properties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font-name="Calibri" fo:font-size="11pt" fo:language="fr" fo:country="FR" style:font-name-asian="Microsoft YaHei" style:font-size-asian="11pt" style:language-asian="zh" style:country-asian="CN" style:font-name-complex="Mangal" style:font-size-complex="11pt" style:language-complex="hi" style:country-complex="IN"/>
    </style:style>
    <style:style style:name="ce9" style:family="table-cell" style:parent-style-name="Excel_20_Built-in_20_Normal">
      <style:table-cell-properties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1pt" style:font-size-asian="11pt" style:font-size-complex="11pt"/>
    </style:style>
    <style:style style:name="ce11" style:family="table-cell" style:parent-style-name="Default"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mand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72" table:default-cell-style-name="ce1"/>
        <table:table-column table:style-name="co1" table:number-columns-repeated="951" table:default-cell-style-name="ce1"/>
        <table:table-row table:style-name="ro1">
          <table:table-cell office:value-type="string">
            <text:p>x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b1.1</text:p>
          </table:table-cell>
          <table:table-cell office:value-type="string">
            <text:p>b1.2</text:p>
          </table:table-cell>
          <table:table-cell office:value-type="string">
            <text:p>b2.1</text:p>
          </table:table-cell>
          <table:table-cell office:value-type="string">
            <text:p>b2.2</text:p>
          </table:table-cell>
          <table:table-cell office:value-type="string">
            <text:p>b3.1</text:p>
          </table:table-cell>
          <table:table-cell office:value-type="string">
            <text:p>b3.2</text:p>
          </table:table-cell>
          <table:table-cell office:value-type="string">
            <text:p>b4.1</text:p>
          </table:table-cell>
          <table:table-cell office:value-type="string">
            <text:p>b4.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Nature des données</text:p>
          </table:table-cell>
          <table:table-cell office:value-type="string">
            <text:p>Industrie agro-alimentaire en France : nourriture et boissons</text:p>
          </table:table-cell>
          <table:table-cell office:value-type="string">
            <text:p>Fabrication de savons, détergents et produits d’entretien en France</text:p>
          </table:table-cell>
          <table:table-cell office:value-type="string">
            <text:p>Fabrication de parfums et de produits pour la toilette en France</text:p>
          </table:table-cell>
          <table:table-cell office:value-type="string">
            <text:p>Fabrication de produits pharmaceutiques de base en France</text:p>
          </table:table-cell>
          <table:table-cell office:value-type="string">
            <text:p>Industrie agro-alimentaire en Europe : nourriture et boissons</text:p>
          </table:table-cell>
          <table:table-cell office:value-type="string">
            <text:p>Industrie agro-alimentaire en France : nourriture et boissons</text:p>
          </table:table-cell>
          <table:table-cell office:value-type="string">
            <text:p>Fabrication de savons, détergents et produits d’entretien en Europe</text:p>
          </table:table-cell>
          <table:table-cell office:value-type="string">
            <text:p>Fabrication de savons, détergents et produits d’entretien en France</text:p>
          </table:table-cell>
          <table:table-cell office:value-type="string">
            <text:p>Fabrication de parfums et de produits pour la toilette en Europe</text:p>
          </table:table-cell>
          <table:table-cell office:value-type="string">
            <text:p>Fabrication de parfums et de produits pour la toilette en France</text:p>
          </table:table-cell>
          <table:table-cell office:value-type="string">
            <text:p>Fabrication de produits pharmaceutiques de base en Europe</text:p>
          </table:table-cell>
          <table:table-cell office:value-type="string">
            <text:p>Fabrication de produits pharmaceutiques de base en France</text:p>
          </table:table-cell>
          <table:table-cell table:number-columns-repeated="1011"/>
        </table:table-row>
        <table:table-row table:style-name="ro1">
          <table:table-cell office:value-type="string">
            <text:p>Source</text:p>
          </table:table-cell>
          <table:table-cell table:number-columns-repeated="4" office:value-type="string">
            <text:p>INSEE</text:p>
          </table:table-cell>
          <table:table-cell table:number-columns-repeated="8" office:value-type="string">
            <text:p>Eurostat</text:p>
          </table:table-cell>
          <table:table-cell table:number-columns-repeated="1011"/>
        </table:table-row>
        <table:table-row table:style-name="ro4">
          <table:table-cell office:value-type="string">
            <text:p>Unité</text:p>
          </table:table-cell>
          <table:table-cell table:number-columns-repeated="12" office:value-type="string">
            <text:p>Indice de la production en volume, base 100 en 2010</text:p>
          </table:table-cell>
          <table:table-cell table:number-columns-repeated="1011"/>
        </table:table-row>
        <table:table-row table:style-name="ro5">
          <table:table-cell office:value-type="string">
            <text:p>Notes</text:p>
          </table:table-cell>
          <table:table-cell table:number-columns-repeated="4" office:value-type="string">
            <text:p>Note : Les valeurs de l'année 2016 ont été calculées à partir des données du premier semestre. Les valeurs correspondent à la moyenne annuelle de la production industrielle, base 2010, du poste 10 et 11 <text:s/>(NAF rév. 2, niveau division).</text:p>
          </table:table-cell>
          <table:table-cell office:value-type="string">
            <text:p>Note: données corrigées des effets de calendrier et non désaisonnalisées. L'indice a été calculé pour l'Ensemble de 28 pays de l'Union Européenne.</text:p>
          </table:table-cell>
          <table:table-cell office:value-type="string">
            <text:p>Note: données corrigées des effets de calendrier et non désaisonnalisées.</text:p>
          </table:table-cell>
          <table:table-cell office:value-type="string">
            <text:p>Note: données corrigées des effets de calendrier et non désaisonnalisées. L'indice a été calculé pour l'Ensemble de 28 pays de l'Union Européenne.</text:p>
          </table:table-cell>
          <table:table-cell office:value-type="string">
            <text:p>Note: données corrigées des effets de calendrier et non désaisonnalisées.</text:p>
          </table:table-cell>
          <table:table-cell office:value-type="string">
            <text:p>Note: données corrigées des effets de calendrier et non désaisonnalisées. L'indice a été calculé pour l'Ensemble de 28 pays de l'Union Européenne.</text:p>
          </table:table-cell>
          <table:table-cell office:value-type="string">
            <text:p>Note: données corrigées des effets de calendrier et non désaisonnalisées.</text:p>
          </table:table-cell>
          <table:table-cell office:value-type="string">
            <text:p>Note: données corrigées des effets de calendrier et non désaisonnalisées. L'indice a été calculé pour l'Ensemble de 28 pays de l'Union Européenne.</text:p>
          </table:table-cell>
          <table:table-cell office:value-type="string">
            <text:p>Note: données corrigées des effets de calendrier et non désaisonnalisées.</text:p>
          </table:table-cell>
          <table:table-cell table:number-columns-repeated="1011"/>
        </table:table-row>
        <table:table-row table:style-name="ro6">
          <table:table-cell office:value-type="string">
            <text:p>Coments for us</text:p>
          </table:table-cell>
          <table:table-cell table:number-columns-repeated="4"/>
          <table:table-cell office:value-type="string">
            <text:p>This serie can be used with the next one (couple b1.1 and b1.2), as they were retrieved from the same sourc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97.6633333333333">
            <text:p>97,6633333333</text:p>
          </table:table-cell>
          <table:table-cell office:value-type="float" office:value="95.4825">
            <text:p>95,4825</text:p>
          </table:table-cell>
          <table:table-cell office:value-type="float" office:value="97.2916666666667">
            <text:p>97,2916666667</text:p>
          </table:table-cell>
          <table:table-cell office:value-type="float" office:value="128.785">
            <text:p>128,785</text:p>
          </table:table-cell>
          <table:table-cell office:value-type="float" office:value="99.8">
            <text:p>99,8</text:p>
          </table:table-cell>
          <table:table-cell office:value-type="float" office:value="99.2">
            <text:p>99,2</text:p>
          </table:table-cell>
          <table:table-cell office:value-type="float" office:value="105.7">
            <text:p>105,7</text:p>
          </table:table-cell>
          <table:table-cell office:value-type="float" office:value="95.7">
            <text:p>95,7</text:p>
          </table:table-cell>
          <table:table-cell office:value-type="float" office:value="97.4">
            <text:p>97,4</text:p>
          </table:table-cell>
          <table:table-cell office:value-type="float" office:value="97.3">
            <text:p>97,3</text:p>
          </table:table-cell>
          <table:table-cell office:value-type="float" office:value="104.2">
            <text:p>104,2</text:p>
          </table:table-cell>
          <table:table-cell office:value-type="float" office:value="128.3">
            <text:p>128,3</text:p>
          </table:table-cell>
          <table:table-cell table:number-columns-repeated="1011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96.1941666666667">
            <text:p>96,1941666667</text:p>
          </table:table-cell>
          <table:table-cell office:value-type="float" office:value="93.7216666666667">
            <text:p>93,7216666667</text:p>
          </table:table-cell>
          <table:table-cell office:value-type="float" office:value="87.5991666666667">
            <text:p>87,5991666667</text:p>
          </table:table-cell>
          <table:table-cell office:value-type="float" office:value="163.806666666667">
            <text:p>163,8066666667</text:p>
          </table:table-cell>
          <table:table-cell office:value-type="float" office:value="98.4">
            <text:p>98,4</text:p>
          </table:table-cell>
          <table:table-cell office:value-type="float" office:value="98.3">
            <text:p>98,3</text:p>
          </table:table-cell>
          <table:table-cell office:value-type="float" office:value="96.6">
            <text:p>96,6</text:p>
          </table:table-cell>
          <table:table-cell office:value-type="float" office:value="94.2">
            <text:p>94,2</text:p>
          </table:table-cell>
          <table:table-cell office:value-type="float" office:value="90.3">
            <text:p>90,3</text:p>
          </table:table-cell>
          <table:table-cell office:value-type="float" office:value="87.9">
            <text:p>87,9</text:p>
          </table:table-cell>
          <table:table-cell office:value-type="float" office:value="106.1">
            <text:p>106,1</text:p>
          </table:table-cell>
          <table:table-cell office:value-type="float" office:value="164.3">
            <text:p>164,3</text:p>
          </table:table-cell>
          <table:table-cell table:number-columns-repeated="1011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99.9991666666667">
            <text:p>99,9991666667</text:p>
          </table:table-cell>
          <table:table-cell table:number-columns-repeated="2" office:value-type="float" office:value="100.001666666667">
            <text:p>100,0016666667</text:p>
          </table:table-cell>
          <table:table-cell office:value-type="float" office:value="100.000833333333">
            <text:p>100,0008333333</text:p>
          </table:table-cell>
          <table:table-cell table:number-columns-repeated="8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03.665833333333">
            <text:p>103,6658333333</text:p>
          </table:table-cell>
          <table:table-cell office:value-type="float" office:value="103.033333333333">
            <text:p>103,0333333333</text:p>
          </table:table-cell>
          <table:table-cell office:value-type="float" office:value="115.3425">
            <text:p>115,3425</text:p>
          </table:table-cell>
          <table:table-cell office:value-type="float" office:value="170.6625">
            <text:p>170,6625</text:p>
          </table:table-cell>
          <table:table-cell office:value-type="float" office:value="102.6">
            <text:p>102,6</text:p>
          </table:table-cell>
          <table:table-cell office:value-type="float" office:value="103.4">
            <text:p>103,4</text:p>
          </table:table-cell>
          <table:table-cell office:value-type="float" office:value="97.8">
            <text:p>97,8</text:p>
          </table:table-cell>
          <table:table-cell office:value-type="float" office:value="103.4">
            <text:p>103,4</text:p>
          </table:table-cell>
          <table:table-cell office:value-type="float" office:value="111.8">
            <text:p>111,8</text:p>
          </table:table-cell>
          <table:table-cell office:value-type="float" office:value="115.6">
            <text:p>115,6</text:p>
          </table:table-cell>
          <table:table-cell office:value-type="float" office:value="163.8">
            <text:p>163,8</text:p>
          </table:table-cell>
          <table:table-cell office:value-type="float" office:value="171.3">
            <text:p>171,3</text:p>
          </table:table-cell>
          <table:table-cell table:number-columns-repeated="1011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3.304583333333">
            <text:p>103,3045833333</text:p>
          </table:table-cell>
          <table:table-cell office:value-type="float" office:value="92.6733333333333">
            <text:p>92,6733333333</text:p>
          </table:table-cell>
          <table:table-cell office:value-type="float" office:value="116.878333333333">
            <text:p>116,8783333333</text:p>
          </table:table-cell>
          <table:table-cell office:value-type="float" office:value="165.2675">
            <text:p>165,2675</text:p>
          </table:table-cell>
          <table:table-cell office:value-type="float" office:value="101.9">
            <text:p>101,9</text:p>
          </table:table-cell>
          <table:table-cell office:value-type="float" office:value="103.3">
            <text:p>103,3</text:p>
          </table:table-cell>
          <table:table-cell office:value-type="float" office:value="94.9">
            <text:p>94,9</text:p>
          </table:table-cell>
          <table:table-cell office:value-type="float" office:value="93">
            <text:p>93</text:p>
          </table:table-cell>
          <table:table-cell office:value-type="float" office:value="109.4">
            <text:p>109,4</text:p>
          </table:table-cell>
          <table:table-cell office:value-type="float" office:value="117.2">
            <text:p>117,2</text:p>
          </table:table-cell>
          <table:table-cell office:value-type="float" office:value="150.6">
            <text:p>150,6</text:p>
          </table:table-cell>
          <table:table-cell office:value-type="float" office:value="164.6">
            <text:p>164,6</text:p>
          </table:table-cell>
          <table:table-cell table:number-columns-repeated="1011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00.007083333333">
            <text:p>100,0070833333</text:p>
          </table:table-cell>
          <table:table-cell office:value-type="float" office:value="87.3416666666667">
            <text:p>87,3416666667</text:p>
          </table:table-cell>
          <table:table-cell office:value-type="float" office:value="120.6875">
            <text:p>120,6875</text:p>
          </table:table-cell>
          <table:table-cell office:value-type="float" office:value="155.358333333333">
            <text:p>155,3583333333</text:p>
          </table:table-cell>
          <table:table-cell office:value-type="float" office:value="101.7">
            <text:p>101,7</text:p>
          </table:table-cell>
          <table:table-cell office:value-type="float" office:value="100.9">
            <text:p>100,9</text:p>
          </table:table-cell>
          <table:table-cell office:value-type="float" office:value="95">
            <text:p>95</text:p>
          </table:table-cell>
          <table:table-cell office:value-type="float" office:value="88.1">
            <text:p>88,1</text:p>
          </table:table-cell>
          <table:table-cell office:value-type="float" office:value="111.8">
            <text:p>111,8</text:p>
          </table:table-cell>
          <table:table-cell office:value-type="float" office:value="121.7">
            <text:p>121,7</text:p>
          </table:table-cell>
          <table:table-cell office:value-type="float" office:value="146.4">
            <text:p>146,4</text:p>
          </table:table-cell>
          <table:table-cell office:value-type="float" office:value="156.1">
            <text:p>156,1</text:p>
          </table:table-cell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3.162916666667">
            <text:p>103,1629166667</text:p>
          </table:table-cell>
          <table:table-cell office:value-type="float" office:value="87.0691666666667">
            <text:p>87,0691666667</text:p>
          </table:table-cell>
          <table:table-cell office:value-type="float" office:value="126.934166666667">
            <text:p>126,9341666667</text:p>
          </table:table-cell>
          <table:table-cell office:value-type="float" office:value="145.5775">
            <text:p>145,5775</text:p>
          </table:table-cell>
          <table:table-cell office:value-type="float" office:value="103.2">
            <text:p>103,2</text:p>
          </table:table-cell>
          <table:table-cell office:value-type="float" office:value="101.9">
            <text:p>101,9</text:p>
          </table:table-cell>
          <table:table-cell office:value-type="float" office:value="93.4">
            <text:p>93,4</text:p>
          </table:table-cell>
          <table:table-cell office:value-type="float" office:value="87.7">
            <text:p>87,7</text:p>
          </table:table-cell>
          <table:table-cell office:value-type="float" office:value="116.6">
            <text:p>116,6</text:p>
          </table:table-cell>
          <table:table-cell office:value-type="float" office:value="127.9">
            <text:p>127,9</text:p>
          </table:table-cell>
          <table:table-cell office:value-type="float" office:value="140.9">
            <text:p>140,9</text:p>
          </table:table-cell>
          <table:table-cell office:value-type="float" office:value="146.4">
            <text:p>146,4</text:p>
          </table:table-cell>
          <table:table-cell table:number-columns-repeated="1011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05.684166666667">
            <text:p>105,6841666667</text:p>
          </table:table-cell>
          <table:table-cell office:value-type="float" office:value="76.9016666666667">
            <text:p>76,9016666667</text:p>
          </table:table-cell>
          <table:table-cell office:value-type="float" office:value="125.641666666667">
            <text:p>125,6416666667</text:p>
          </table:table-cell>
          <table:table-cell office:value-type="float" office:value="131.8575">
            <text:p>131,8575</text:p>
          </table:table-cell>
          <table:table-cell office:value-type="float" office:value="104.1">
            <text:p>104,1</text:p>
          </table:table-cell>
          <table:table-cell office:value-type="float" office:value="103">
            <text:p>103</text:p>
          </table:table-cell>
          <table:table-cell office:value-type="float" office:value="101.4">
            <text:p>101,4</text:p>
          </table:table-cell>
          <table:table-cell office:value-type="float" office:value="77.3">
            <text:p>77,3</text:p>
          </table:table-cell>
          <table:table-cell office:value-type="float" office:value="112.4">
            <text:p>112,4</text:p>
          </table:table-cell>
          <table:table-cell office:value-type="float" office:value="126.1">
            <text:p>126,1</text:p>
          </table:table-cell>
          <table:table-cell office:value-type="float" office:value="80.5">
            <text:p>80,5</text:p>
          </table:table-cell>
          <table:table-cell office:value-type="float" office:value="132.4">
            <text:p>132,4</text:p>
          </table:table-cell>
          <table:table-cell table:number-columns-repeated="1011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00.806666666667">
            <text:p>100,8066666667</text:p>
          </table:table-cell>
          <table:table-cell office:value-type="float" office:value="78.31">
            <text:p>78,31</text:p>
          </table:table-cell>
          <table:table-cell office:value-type="float" office:value="133.828333333333">
            <text:p>133,8283333333</text:p>
          </table:table-cell>
          <table:table-cell office:value-type="float" office:value="131.788333333333">
            <text:p>131,7883333333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re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2" table:number-columns-repeated="2" table:default-cell-style-name="ce1"/>
        <table:table-column table:style-name="co2" table:default-cell-style-name="ce6"/>
        <table:table-column table:style-name="co2" table:default-cell-style-name="ce1"/>
        <table:table-column table:style-name="co2" table:number-columns-repeated="3" table:default-cell-style-name="ce6"/>
        <table:table-column table:style-name="co2" table:number-columns-repeated="5" table:default-cell-style-name="ce1"/>
        <table:table-row table:style-name="ro1">
          <table:table-cell office:value-type="string">
            <text:p>x0</text:p>
          </table:table-cell>
          <table:table-cell table:style-name="ce2" office:value-type="string">
            <text:p>a3,1</text:p>
          </table:table-cell>
          <table:table-cell office:value-type="string">
            <text:p>a3,2</text:p>
          </table:table-cell>
          <table:table-cell office:value-type="string">
            <text:p>b3,2</text:p>
          </table:table-cell>
          <table:table-cell office:value-type="string">
            <text:p>c3,2</text:p>
          </table:table-cell>
          <table:table-cell table:style-name="Default" office:value-type="string">
            <text:p>a3,3,1</text:p>
          </table:table-cell>
          <table:table-cell office:value-type="string">
            <text:p>a3,3,2</text:p>
          </table:table-cell>
          <table:table-cell office:value-type="string">
            <text:p>a3,4</text:p>
          </table:table-cell>
          <table:table-cell office:value-type="float" office:value="3.5">
            <text:p>3,5</text:p>
          </table:table-cell>
          <table:table-cell office:value-type="float" office:value="3.6">
            <text:p>3,6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7">
          <table:table-cell office:value-type="string">
            <text:p>Nature des données</text:p>
          </table:table-cell>
          <table:table-cell table:style-name="ce3" office:value-type="string">
            <text:p>Consommation des ménages en emballages plastiques</text:p>
          </table:table-cell>
          <table:table-cell table:number-columns-repeated="2" table:style-name="ce7" office:value-type="string">
            <text:p>Imports d'articles de transport ou d'emballage, en matières plastiques ; boites, bonbonnes et autre type d'emballage, en matières plastiques</text:p>
          </table:table-cell>
          <table:table-cell table:style-name="ce8" office:value-type="string">
            <text:p>Imports d'articles de transport ou d'emballage, en matières plastiques ; boites, bonbonnes et autre type d'emballage, en matières plastiques</text:p>
          </table:table-cell>
          <table:table-cell table:style-name="ce10" office:value-type="string">
            <text:p>Moyenne annuelle de la production industrielle - Fabrication d'emballages en matières plastiques</text:p>
          </table:table-cell>
          <table:table-cell table:style-name="ce9" office:value-type="string">
            <text:p>Indice brut de la production industrielle en branche - Emballages en matières plastiques </text:p>
          </table:table-cell>
          <table:table-cell table:style-name="ce12" office:value-type="string">
            <text:p>Indice de chiffre d'affaires en valeur de la fabrication d'emballages en matières plastiques</text:p>
          </table:table-cell>
          <table:table-cell table:style-name="ce9" office:value-type="string">
            <text:p>Indice de prix de production de l'industrie Française pour l'ensemble des marchés des emballages en matières plastiques</text:p>
          </table:table-cell>
          <table:table-cell table:style-name="ce7" office:value-type="string">
            <text:p>Frais de personnel liés à la fabrication d'emballages en matières plastiques</text:p>
          </table:table-cell>
          <table:table-cell table:number-columns-repeated="4"/>
        </table:table-row>
        <table:table-row table:style-name="ro1">
          <table:table-cell office:value-type="string">
            <text:p>Source</text:p>
          </table:table-cell>
          <table:table-cell table:style-name="ce4" office:value-type="string">
            <text:p>INSEE</text:p>
          </table:table-cell>
          <table:table-cell table:number-columns-repeated="2" table:style-name="ce7" office:value-type="string">
            <text:p>Kiosque de Bercy</text:p>
          </table:table-cell>
          <table:table-cell table:style-name="ce9" office:value-type="string">
            <text:p>Kiosque de Bercy</text:p>
          </table:table-cell>
          <table:table-cell table:style-name="ce11" office:value-type="string">
            <text:p>INSEE</text:p>
          </table:table-cell>
          <table:table-cell table:number-columns-repeated="3" table:style-name="ce9" office:value-type="string">
            <text:p>INSEE</text:p>
          </table:table-cell>
          <table:table-cell table:style-name="ce7" office:value-type="string">
            <text:p>ALISSE</text:p>
          </table:table-cell>
          <table:table-cell table:number-columns-repeated="4"/>
        </table:table-row>
        <table:table-row table:style-name="ro4">
          <table:table-cell office:value-type="string">
            <text:p>Unité</text:p>
          </table:table-cell>
          <table:table-cell table:style-name="ce5" office:value-type="string">
            <text:p>Millions d'Euros courants, base 2010</text:p>
          </table:table-cell>
          <table:table-cell table:number-columns-repeated="2" table:style-name="ce7" office:value-type="string">
            <text:p>Valeurs brutes, en millions d'euros</text:p>
          </table:table-cell>
          <table:table-cell table:style-name="ce9" office:value-type="string">
            <text:p>Valeurs brutes, en millions d'euros</text:p>
          </table:table-cell>
          <table:table-cell table:style-name="ce10" office:value-type="string">
            <text:p>Indice de la production en volume, base 100 en 2010</text:p>
          </table:table-cell>
          <table:table-cell table:style-name="ce9" office:value-type="string">
            <text:p>Indice de la production en volume, base 100 en 2010</text:p>
          </table:table-cell>
          <table:table-cell table:number-columns-repeated="2" table:style-name="ce9" office:value-type="string">
            <text:p>Indice de la production en valeur, base 100 en 2010</text:p>
          </table:table-cell>
          <table:table-cell table:style-name="ce7" office:value-type="string">
            <text:p>Valeurs brutes en millions d'euros</text:p>
          </table:table-cell>
          <table:table-cell table:number-columns-repeated="4"/>
        </table:table-row>
        <table:table-row table:style-name="ro3">
          <table:table-cell office:value-type="string">
            <text:p>Notes</text:p>
          </table:table-cell>
          <table:table-cell table:style-name="ce4"/>
          <table:table-cell table:number-columns-repeated="2" table:style-name="ce7" office:value-type="string">
            <text:p>Seules les années 2014 et 2015 sont disponibles sur le Kiosque de Bercy.</text:p>
          </table:table-cell>
          <table:table-cell table:style-name="ce9" office:value-type="string">
            <text:p>Seules les années 2014 et 2015 sont disponibles sur le Kiosque de Bercy.</text:p>
          </table:table-cell>
          <table:table-cell table:style-name="ce11"/>
          <table:table-cell table:style-name="ce9" table:number-columns-repeated="3"/>
          <table:table-cell table:style-name="ce7" office:value-type="string">
            <text:p>Les valeurs de 2008, 2014 et 2015 ne sont pas fournies.</text:p>
          </table:table-cell>
          <table:table-cell table:number-columns-repeated="4"/>
        </table:table-row>
        <table:table-row table:style-name="ro4">
          <table:table-cell office:value-type="string">
            <text:p>Coments for us</text:p>
          </table:table-cell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float" office:value="4514">
            <text:p>4514</text:p>
          </table:table-cell>
          <table:table-cell table:number-columns-repeated="3"/>
          <table:table-cell table:style-name="Default" office:value-type="float" office:value="101.22">
            <text:p>101,22</text:p>
          </table:table-cell>
          <table:table-cell office:value-type="float" office:value="101.38">
            <text:p>101,38</text:p>
          </table:table-cell>
          <table:table-cell table:style-name="ce2" office:value-type="float" office:value="105.6">
            <text:p>105,6</text:p>
          </table:table-cell>
          <table:table-cell office:value-type="float" office:value="101.63">
            <text:p>101,63</text:p>
          </table:table-cell>
          <table:table-cell table:number-columns-repeated="5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4665">
            <text:p>4665</text:p>
          </table:table-cell>
          <table:table-cell table:number-columns-repeated="3"/>
          <table:table-cell table:style-name="Default" office:value-type="float" office:value="96.79">
            <text:p>96,79</text:p>
          </table:table-cell>
          <table:table-cell office:value-type="float" office:value="96.72">
            <text:p>96,72</text:p>
          </table:table-cell>
          <table:table-cell table:style-name="ce2" office:value-type="float" office:value="91">
            <text:p>91</text:p>
          </table:table-cell>
          <table:table-cell office:value-type="float" office:value="98.64">
            <text:p>98,64</text:p>
          </table:table-cell>
          <table:table-cell office:value-type="float" office:value="1356">
            <text:p>1356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float" office:value="4783">
            <text:p>4783</text:p>
          </table:table-cell>
          <table:table-cell table:number-columns-repeated="3"/>
          <table:table-cell table:style-name="Default" office:value-type="float" office:value="100">
            <text:p>100</text:p>
          </table:table-cell>
          <table:table-cell office:value-type="float" office:value="99.98">
            <text:p>99,98</text:p>
          </table:table-cell>
          <table:table-cell table:style-name="ce2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388">
            <text:p>1388</text:p>
          </table:table-cell>
          <table:table-cell table:number-columns-repeated="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float" office:value="4868">
            <text:p>4868</text:p>
          </table:table-cell>
          <table:table-cell table:number-columns-repeated="3"/>
          <table:table-cell table:style-name="Default" office:value-type="float" office:value="102.48">
            <text:p>102,48</text:p>
          </table:table-cell>
          <table:table-cell office:value-type="float" office:value="102.38">
            <text:p>102,38</text:p>
          </table:table-cell>
          <table:table-cell table:style-name="ce2" office:value-type="float" office:value="105.8">
            <text:p>105,8</text:p>
          </table:table-cell>
          <table:table-cell office:value-type="float" office:value="105.52">
            <text:p>105,52</text:p>
          </table:table-cell>
          <table:table-cell office:value-type="float" office:value="1393">
            <text:p>1393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float" office:value="4799">
            <text:p>4799</text:p>
          </table:table-cell>
          <table:table-cell table:number-columns-repeated="3"/>
          <table:table-cell table:style-name="Default" office:value-type="float" office:value="99.6">
            <text:p>99,6</text:p>
          </table:table-cell>
          <table:table-cell office:value-type="float" office:value="99.4">
            <text:p>99,4</text:p>
          </table:table-cell>
          <table:table-cell table:style-name="ce2" office:value-type="float" office:value="104.8">
            <text:p>104,8</text:p>
          </table:table-cell>
          <table:table-cell office:value-type="float" office:value="105.68">
            <text:p>105,68</text:p>
          </table:table-cell>
          <table:table-cell office:value-type="float" office:value="1502">
            <text:p>1502</text:p>
          </table:table-cell>
          <table:table-cell table:number-columns-repeated="4"/>
        </table:table-row>
        <table:table-row table:style-name="ro1">
          <table:table-cell office:value-type="float" office:value="2013">
            <text:p>2013</text:p>
          </table:table-cell>
          <table:table-cell table:style-name="ce2" office:value-type="float" office:value="4662">
            <text:p>4662</text:p>
          </table:table-cell>
          <table:table-cell table:number-columns-repeated="3"/>
          <table:table-cell table:style-name="Default" office:value-type="float" office:value="101.07">
            <text:p>101,07</text:p>
          </table:table-cell>
          <table:table-cell office:value-type="float" office:value="100.92">
            <text:p>100,92</text:p>
          </table:table-cell>
          <table:table-cell table:style-name="ce2" office:value-type="float" office:value="105.8">
            <text:p>105,8</text:p>
          </table:table-cell>
          <table:table-cell office:value-type="float" office:value="106.31">
            <text:p>106,31</text:p>
          </table:table-cell>
          <table:table-cell office:value-type="float" office:value="1425">
            <text:p>1425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table:style-name="ce2" office:value-type="float" office:value="4720">
            <text:p>472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096">
            <text:p>1096</text:p>
          </table:table-cell>
          <table:table-cell table:formula="of:=[.D16]-[.C16]" office:value-type="float" office:value="-122">
            <text:p>-122</text:p>
          </table:table-cell>
          <table:table-cell table:style-name="Default" office:value-type="float" office:value="107.95">
            <text:p>107,95</text:p>
          </table:table-cell>
          <table:table-cell office:value-type="float" office:value="108.12">
            <text:p>108,12</text:p>
          </table:table-cell>
          <table:table-cell table:style-name="ce2" office:value-type="float" office:value="109.4">
            <text:p>109,4</text:p>
          </table:table-cell>
          <table:table-cell office:value-type="float" office:value="106.17">
            <text:p>106,17</text:p>
          </table:table-cell>
          <table:table-cell table:number-columns-repeated="5"/>
        </table:table-row>
        <table:table-row table:style-name="ro1">
          <table:table-cell office:value-type="float" office:value="2015">
            <text:p>2015</text:p>
          </table:table-cell>
          <table:table-cell table:style-name="ce2" office:value-type="float" office:value="4679">
            <text:p>4679</text:p>
          </table:table-cell>
          <table:table-cell table:style-name="Default" office:value-type="float" office:value="1267">
            <text:p>1267</text:p>
          </table:table-cell>
          <table:table-cell table:style-name="Default" office:value-type="float" office:value="1107">
            <text:p>1107</text:p>
          </table:table-cell>
          <table:table-cell table:formula="of:=[.D17]-[.C17]" office:value-type="float" office:value="-160">
            <text:p>-160</text:p>
          </table:table-cell>
          <table:table-cell table:style-name="Default" office:value-type="float" office:value="111.05">
            <text:p>111,05</text:p>
          </table:table-cell>
          <table:table-cell office:value-type="float" office:value="111.13">
            <text:p>111,13</text:p>
          </table:table-cell>
          <table:table-cell table:style-name="ce2" office:value-type="float" office:value="110.7">
            <text:p>110,7</text:p>
          </table:table-cell>
          <table:table-cell office:value-type="float" office:value="105.35">
            <text:p>105,35</text:p>
          </table:table-cell>
          <table:table-cell table:number-columns-repeated="5"/>
        </table:table-row>
        <table:table-row table:style-name="ro1">
          <table:table-cell office:value-type="float" office:value="2016">
            <text:p>2016</text:p>
          </table:table-cell>
          <table:table-cell table:number-columns-repeated="13"/>
        </table:table-row>
        <table:table-row table:style-name="ro2" table:number-rows-repeated="104855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nfig Produc" table:style-name="ta2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6"/>
        <table:table-column table:style-name="co2" table:default-cell-style-name="ce1"/>
        <table:table-column table:style-name="co2" table:number-columns-repeated="3" table:default-cell-style-name="ce6"/>
        <table:table-column table:style-name="co2" table:number-columns-repeated="5" table:default-cell-style-name="ce1"/>
        <table:table-row table:style-name="ro1">
          <table:table-cell office:value-type="string">
            <text:p>x0</text:p>
          </table:table-cell>
          <table:table-cell table:style-name="ce2" office:value-type="string">
            <text:p>a4,1</text:p>
          </table:table-cell>
          <table:table-cell office:value-type="string">
            <text:p>a4,2</text:p>
          </table:table-cell>
          <table:table-cell office:value-type="string">
            <text:p>a4,3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office:value-type="string">
            <text:p>Nature des données</text:p>
          </table:table-cell>
          <table:table-cell table:style-name="ce3" office:value-type="string">
            <text:p>Nombre d'établissements fabricant des emballages plastiques</text:p>
          </table:table-cell>
          <table:table-cell table:style-name="ce9" office:value-type="string">
            <text:p>Effectifs salariés de la production d'emballages plastiques</text:p>
          </table:table-cell>
          <table:table-cell table:style-name="ce7"/>
          <table:table-cell table:style-name="ce8"/>
          <table:table-cell table:style-name="ce10"/>
          <table:table-cell table:style-name="ce9"/>
          <table:table-cell table:style-name="ce12"/>
          <table:table-cell table:style-name="ce9"/>
          <table:table-cell table:style-name="ce7"/>
          <table:table-cell table:number-columns-repeated="4"/>
        </table:table-row>
        <table:table-row table:style-name="ro1">
          <table:table-cell office:value-type="string">
            <text:p>Source</text:p>
          </table:table-cell>
          <table:table-cell table:style-name="ce4" office:value-type="string">
            <text:p>ACOSS</text:p>
          </table:table-cell>
          <table:table-cell table:style-name="ce9" office:value-type="string">
            <text:p>ACOSS</text:p>
          </table:table-cell>
          <table:table-cell table:style-name="ce7"/>
          <table:table-cell table:style-name="ce9"/>
          <table:table-cell table:style-name="ce11"/>
          <table:table-cell table:style-name="ce9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>
            <text:p>Unité</text:p>
          </table:table-cell>
          <table:table-cell table:style-name="ce5" office:value-type="string">
            <text:p>En nombre d'entreprises</text:p>
          </table:table-cell>
          <table:table-cell table:style-name="ce9" office:value-type="string">
            <text:p>En nombre de salariés</text:p>
          </table:table-cell>
          <table:table-cell table:style-name="ce7"/>
          <table:table-cell table:style-name="ce9"/>
          <table:table-cell table:style-name="ce10"/>
          <table:table-cell table:style-name="ce9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>
            <text:p>Notes</text:p>
          </table:table-cell>
          <table:table-cell table:style-name="ce4"/>
          <table:table-cell table:style-name="ce9"/>
          <table:table-cell table:style-name="ce7"/>
          <table:table-cell table:style-name="ce9"/>
          <table:table-cell table:style-name="ce11"/>
          <table:table-cell table:style-name="ce9" table:number-columns-repeated="3"/>
          <table:table-cell table:style-name="ce7"/>
          <table:table-cell table:number-columns-repeated="4"/>
        </table:table-row>
        <table:table-row table:style-name="ro4">
          <table:table-cell office:value-type="string">
            <text:p>Coments for us</text:p>
          </table:table-cell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float" office:value="724">
            <text:p>724</text:p>
          </table:table-cell>
          <table:table-cell table:style-name="ce2" office:value-type="float" office:value="33534">
            <text:p>33534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705">
            <text:p>705</text:p>
          </table:table-cell>
          <table:table-cell table:style-name="ce2" office:value-type="float" office:value="31379">
            <text:p>31379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30946">
            <text:p>30946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30419">
            <text:p>30419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float" office:value="662">
            <text:p>662</text:p>
          </table:table-cell>
          <table:table-cell table:style-name="ce2" office:value-type="float" office:value="30172">
            <text:p>30172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3">
            <text:p>2013</text:p>
          </table:table-cell>
          <table:table-cell table:style-name="ce2" office:value-type="float" office:value="653">
            <text:p>653</text:p>
          </table:table-cell>
          <table:table-cell table:style-name="ce2" office:value-type="float" office:value="29900">
            <text:p>29900</text:p>
          </table:table-cell>
          <table:table-cell table:number-columns-repeated="2"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4">
            <text:p>2014</text:p>
          </table:table-cell>
          <table:table-cell table:style-name="ce2" office:value-type="float" office:value="647">
            <text:p>647</text:p>
          </table:table-cell>
          <table:table-cell table:style-name="ce2" office:value-type="float" office:value="30215">
            <text:p>30215</text:p>
          </table:table-cell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5">
            <text:p>2015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29671">
            <text:p>29671</text:p>
          </table:table-cell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016">
            <text:p>2016</text:p>
          </table:table-cell>
          <table:table-cell table:number-columns-repeated="13"/>
        </table:table-row>
        <table:table-row table:style-name="ro2" table:number-rows-repeated="1048557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2" number:min-integer-digits="1" number:decimal-replacement="" number:grouping="true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integer-digits="1" number:grouping="true"/>
      <number:text>    </number:text>
    </number:number-style>
    <number:number-style style:name="N140P2" style:volatile="true">
      <number:text> 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integer-digits="3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  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  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  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  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€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€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€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€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5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/10/2016</text:date>, <text:time>14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4:33:32.68</dc:date>
    <dc:creator>Vianney Charpentier</dc:creator>
    <meta:generator>OpenOffice/4.1.2$Win32 OpenOffice.org_project/412m3$Build-9782</meta:generator>
    <meta:editing-duration>PT5H31M10S</meta:editing-duration>
    <meta:editing-cycles>7</meta:editing-cycles>
    <meta:document-statistic meta:table-count="3" meta:cell-count="323" meta:object-count="0"/>
    <meta:user-defined meta:name=""/>
  </office:meta>
</office:document-meta>
</file>